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373" officeooo:paragraph-rsid="000ec373"/>
    </style:style>
    <style:style style:name="P2" style:family="paragraph" style:parent-style-name="Standard">
      <style:text-properties officeooo:rsid="0010998b" officeooo:paragraph-rsid="0010998b"/>
    </style:style>
    <style:style style:name="P3" style:family="paragraph" style:parent-style-name="Standard">
      <style:text-properties officeooo:rsid="0010fd09" officeooo:paragraph-rsid="0010fd09"/>
    </style:style>
    <style:style style:name="P4" style:family="paragraph" style:parent-style-name="Standard">
      <style:text-properties officeooo:rsid="0012e193" officeooo:paragraph-rsid="0012e193"/>
    </style:style>
    <style:style style:name="T1" style:family="text">
      <style:text-properties officeooo:rsid="0012f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ne</text:p>
      <text:p text:style-name="P1"/>
      <text:p text:style-name="P1">Civilization was built upon agriculture and will collapse without it.</text:p>
      <text:p text:style-name="P1">Extreme heat, water shortages, war and pestilence are threatening </text:p>
      <text:p text:style-name="P3">our food supply and our very existence. </text:p>
      <text:p text:style-name="P4">Billions of people will perish and there’s <text:span text:style-name="T1">little our leaders can do to stop it.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23:14.224101139</meta:creation-date>
    <dc:date>2022-09-08T10:41:38.533199092</dc:date>
    <meta:editing-duration>PT8M13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5" meta:word-count="42" meta:character-count="261" meta:non-whitespace-character-count="222"/>
  </office:meta>
</office:document-meta>
</file>